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2.45cm" fo:min-width="7.12cm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2.45cm" fo:min-width="3.31cm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9.758cm" fo:min-width="0.135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7.522cm" fo:min-width="4.402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1.35cm" fo:min-width="7.12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2cm" svg:height="12.7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2.7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0.008cm" svg:x="11.113cm" svg:y="6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02cm" svg:height="7.772cm" svg:x="7.979cm" svg:y="7.5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2cm" svg:height="1.6cm" draw:transform="rotate (1.5707963267949) translate (13.338cm 15.2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5:48:18.729655117</meta:creation-date>
    <dc:date>2025-11-11T16:07:53.185606331</dc:date>
    <meta:editing-duration>PT19M34S</meta:editing-duration>
    <meta:editing-cycles>2</meta:editing-cycles>
    <meta:generator>LibreOffice/24.2.7.2$Linux_X86_64 LibreOffice_project/420$Build-2</meta:generator>
    <meta:document-statistic meta:object-count="28"/>
  </office:meta>
</office:document-meta>
</file>